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300568B5C454981889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105cm, 28.739cm, 1.876cm, -0.097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4.063cm" svg:height="9.397cm" svg:x="1.254cm" svg:y="9.255cm">
          <draw:image xlink:href="Pictures/100000000000055600000300568B5C454981889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zxx" fo:country="non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0T13:31:16.966000000</meta:creation-date>
    <dc:date>2016-05-10T13:32:57.897000000</dc:date>
    <meta:editing-duration>PT1M41S</meta:editing-duration>
    <meta:editing-cycles>1</meta:editing-cycles>
    <meta:document-statistic meta:object-count="1"/>
    <meta:generator>LibreOffice/5.0.2.2$Windows_x86 LibreOffice_project/37b43f919e4de5eeaca9b9755ed688758a8251fe</meta:generator>
  </office:meta>
</office:document-meta>
</file>